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1000000719B4813A96EF1EC5F.png" manifest:media-type="image/png"/>
  <manifest:file-entry manifest:full-path="Pictures/100000000000002000000020B2FF2A327EABC87D.png" manifest:media-type="image/png"/>
  <manifest:file-entry manifest:full-path="Pictures/10000201000000720000007254EEB82CBC88941B.png" manifest:media-type="image/png"/>
  <manifest:file-entry manifest:full-path="Pictures/10001F4500000BCC00000BCC4F572FF107E1303F.svg" manifest:media-type="image/svg+xml"/>
  <manifest:file-entry manifest:full-path="Pictures/10001A9900000BB000000BB0328FADDF6F3CF3B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17.924cm" fo:min-width="15.78cm" draw:shadow-opacity="100%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9.5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18cm"/>
    </style:style>
    <style:style style:name="P1" style:family="paragraph">
      <loext:graphic-properties draw:fill="solid" draw:fill-color="#cfe7f5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text-properties fo:font-size="26pt" style:font-size-asian="18pt" style:font-size-complex="18pt"/>
    </style:style>
    <style:style style:name="P6" style:family="paragraph">
      <loext:graphic-properties draw:fill="none" draw:fill-color="#ffffff"/>
      <style:text-properties fo:font-size="26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4cm" svg:height="19.934cm" svg:x="1.127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2cm" svg:height="3.018cm" svg:x="8.621cm" svg:y="3.965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2" draw:text-style-name="P2" xml:id="id8" draw:id="id8" draw:layer="layout" svg:width="2.492cm" svg:height="2.49cm" svg:x="5.129cm" svg:y="15.962cm">
          <draw:image xlink:href="Pictures/10001A9900000BB000000BB0328FADDF6F3CF3BE.svg" xlink:type="simple" xlink:show="embed" xlink:actuate="onLoad">
            <text:p/>
          </draw:image>
          <draw:image xlink:href="Pictures/1000020100000071000000719B4813A96EF1EC5F.png" xlink:type="simple" xlink:show="embed" xlink:actuate="onLoad"/>
        </draw:frame>
        <draw:frame draw:style-name="gr2" draw:text-style-name="P2" xml:id="id6" draw:id="id6" draw:layer="layout" svg:width="3.02cm" svg:height="3.018cm" svg:x="12.122cm" svg:y="15.462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2" draw:text-style-name="P2" xml:id="id2" draw:id="id2" draw:layer="layout" svg:width="3.02cm" svg:height="3.018cm" svg:x="13.122cm" svg:y="9.944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2" draw:text-style-name="P2" xml:id="id5" draw:id="id5" draw:layer="layout" svg:width="3.02cm" svg:height="3.018cm" svg:x="15.604cm" svg:y="15.443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2" draw:text-style-name="P2" xml:id="id3" draw:id="id3" draw:layer="layout" svg:width="3.02cm" svg:height="3.018cm" svg:x="2.619cm" svg:y="9.463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2" draw:text-style-name="P2" xml:id="id7" draw:id="id7" draw:layer="layout" svg:width="3.02cm" svg:height="3.018cm" svg:x="8.602cm" svg:y="15.443cm">
          <draw:image xlink:href="Pictures/10001F4500000BCC00000BCC4F572FF107E1303F.svg" xlink:type="simple" xlink:show="embed" xlink:actuate="onLoad">
            <text:p/>
          </draw:image>
          <draw:image xlink:href="Pictures/10000201000000720000007254EEB82CBC88941B.png" xlink:type="simple" xlink:show="embed" xlink:actuate="onLoad"/>
        </draw:frame>
        <draw:frame draw:style-name="gr3" draw:text-style-name="P4" xml:id="id1" draw:id="id1" draw:layer="layout" svg:width="3.881cm" svg:height="1.673cm" svg:x="8.121cm" svg:y="6.964cm">
          <draw:text-box>
            <text:p text:style-name="P3">Deployment</text:p>
            <text:p text:style-name="P3">Repository</text:p>
          </draw:text-box>
        </draw:frame>
        <draw:frame draw:style-name="gr4" draw:text-style-name="P6" draw:layer="layout" svg:width="10.068cm" svg:height="1.276cm" svg:x="5.192cm" svg:y="1.735cm">
          <draw:text-box>
            <text:p text:style-name="P5"><text:span text:style-name="T1">Deployment Repository</text:span></text:p>
          </draw:text-box>
        </draw:frame>
        <draw:frame draw:style-name="gr5" draw:text-style-name="P4" draw:layer="layout" svg:width="3.962cm" svg:height="0.962cm" svg:x="2.143cm" svg:y="12.4cm">
          <draw:text-box>
            <text:p text:style-name="P3">@App Code</text:p>
          </draw:text-box>
        </draw:frame>
        <draw:frame draw:style-name="gr6" draw:text-style-name="P4" xml:id="id4" draw:id="id4" draw:layer="layout" svg:width="2.014cm" svg:height="1cm" svg:x="13.61cm" svg:y="12.962cm">
          <draw:text-box>
            <text:p text:style-name="P3">nubis</text:p>
          </draw:text-box>
        </draw:frame>
        <draw:connector draw:style-name="gr7" draw:text-style-name="P7" draw:layer="layout" svg:x1="12.002cm" svg:y1="7.8cm" svg:x2="14.632cm" svg:y2="9.944cm" draw:start-shape="id1" draw:start-glue-point="1" draw:end-shape="id2" draw:end-glue-point="0" svg:d="M12002 7800h2630v2144" svg:viewBox="0 0 2631 2145">
          <text:p/>
        </draw:connector>
        <draw:connector draw:style-name="gr7" draw:text-style-name="P7" draw:layer="layout" svg:x1="8.121cm" svg:y1="7.8cm" svg:x2="4.129cm" svg:y2="9.463cm" draw:start-shape="id1" draw:start-glue-point="3" draw:end-shape="id3" draw:end-glue-point="0" svg:d="M8121 7800h-3992v1663" svg:viewBox="0 0 3993 1664">
          <text:p/>
        </draw:connector>
        <draw:frame draw:style-name="gr8" draw:text-style-name="P4" draw:layer="layout" svg:width="2.438cm" svg:height="0.962cm" svg:x="9.121cm" svg:y="18.499cm">
          <draw:text-box>
            <text:p text:style-name="P3">puppet</text:p>
          </draw:text-box>
        </draw:frame>
        <draw:frame draw:style-name="gr9" draw:text-style-name="P4" draw:layer="layout" svg:width="2.4cm" svg:height="0.962cm" svg:x="12.622cm" svg:y="18.461cm">
          <draw:text-box>
            <text:p text:style-name="P3">builder</text:p>
          </draw:text-box>
        </draw:frame>
        <draw:frame draw:style-name="gr10" draw:text-style-name="P4" draw:layer="layout" svg:width="3.077cm" svg:height="0.962cm" svg:x="15.623cm" svg:y="18.461cm">
          <draw:text-box>
            <text:p text:style-name="P3">terraform</text:p>
          </draw:text-box>
        </draw:frame>
        <draw:frame draw:style-name="gr11" draw:text-style-name="P4" draw:layer="layout" svg:width="3.318cm" svg:height="0.962cm" svg:x="4.811cm" svg:y="18.676cm">
          <draw:text-box>
            <text:p text:style-name="P3">Puppetfile</text:p>
          </draw:text-box>
        </draw:frame>
        <draw:connector draw:style-name="gr7" draw:text-style-name="P7" draw:layer="layout" svg:x1="14.617cm" svg:y1="13.962cm" svg:x2="17.114cm" svg:y2="15.443cm" draw:start-shape="id4" draw:start-glue-point="2" draw:end-shape="id5" svg:d="M14617 13962v741h2497v740" svg:viewBox="0 0 2498 1482">
          <text:p/>
        </draw:connector>
        <draw:connector draw:style-name="gr7" draw:text-style-name="P7" draw:layer="layout" svg:x1="14.617cm" svg:y1="13.962cm" svg:x2="13.632cm" svg:y2="15.462cm" draw:start-shape="id4" draw:start-glue-point="2" draw:end-shape="id6" draw:end-glue-point="0" svg:d="M14617 13962v750h-985v750" svg:viewBox="0 0 986 1501">
          <text:p/>
        </draw:connector>
        <draw:connector draw:style-name="gr7" draw:text-style-name="P7" draw:layer="layout" svg:x1="14.617cm" svg:y1="13.962cm" svg:x2="10.112cm" svg:y2="15.443cm" draw:start-shape="id4" draw:start-glue-point="2" draw:end-shape="id7" svg:d="M14617 13962v741h-4505v740" svg:viewBox="0 0 4506 1482">
          <text:p/>
        </draw:connector>
        <draw:connector draw:style-name="gr7" draw:text-style-name="P7" xml:id="id9" draw:id="id9" draw:layer="layout" draw:line-skew="-0.276cm" svg:x1="14.617cm" svg:y1="13.962cm" svg:x2="6.375cm" svg:y2="15.962cm" draw:start-shape="id4" draw:start-glue-point="2" draw:end-shape="id8" draw:end-glue-point="0" svg:d="M14617 13962v724h-8242v1276" svg:viewBox="0 0 8243 2001">
          <text:p/>
        </draw:connector>
        <draw:connector draw:style-name="gr7" draw:text-style-name="P7" draw:layer="layout" svg:x1="10.496cm" svg:y1="14.686cm" svg:x2="10.496cm" svg:y2="14.686cm" draw:start-shape="id9" draw:start-glue-point="0" draw:end-shape="id9" draw:end-glue-point="0" svg:d="M10496 14686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2.225cm" style:print-orientation="portrait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40S</meta:editing-duration>
    <meta:editing-cycles>5</meta:editing-cycles>
    <meta:generator>LibreOffice/5.1.4.2$Linux_X86_64 LibreOffice_project/10m0$Build-2</meta:generator>
    <dc:date>2016-09-07T09:12:32.567701090</dc:date>
    <meta:document-statistic meta:object-count="23"/>
  </office:meta>
</office:document-meta>
</file>